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4b0" officeooo:paragraph-rsid="000b74b0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b74b0" officeooo:paragraph-rsid="000b74b0" style:font-weight-asian="normal" style:font-weight-complex="normal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officeooo:rsid="000b74b0" officeooo:paragraph-rsid="000b74b0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b74b0" officeooo:paragraph-rsid="000b74b0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cb4d9" officeooo:paragraph-rsid="000cb4d9" style:font-weight-asian="normal" style:font-weight-complex="normal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fo:font-weight="normal" officeooo:rsid="000cb4d9" officeooo:paragraph-rsid="000cb4d9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de21a" officeooo:paragraph-rsid="000de21a" style:font-weight-asian="normal" style:font-weight-complex="normal"/>
    </style:style>
    <style:style style:name="P8" style:family="paragraph" style:parent-style-name="Standard" style:list-style-name="L4">
      <style:text-properties style:text-underline-style="solid" style:text-underline-width="auto" style:text-underline-color="font-color" fo:font-weight="normal" officeooo:rsid="000de21a" officeooo:paragraph-rsid="000de21a" style:font-weight-asian="normal" style:font-weight-complex="normal"/>
    </style:style>
    <style:style style:name="P9" style:family="paragraph" style:parent-style-name="Standard" style:list-style-name="L5">
      <style:text-properties style:text-underline-style="solid" style:text-underline-width="auto" style:text-underline-color="font-color" fo:font-weight="normal" officeooo:rsid="000ff8ed" officeooo:paragraph-rsid="000ff8ed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ff8ed" officeooo:paragraph-rsid="000ff8ed" style:font-weight-asian="normal" style:font-weight-complex="normal"/>
    </style:style>
    <style:style style:name="P11" style:family="paragraph" style:parent-style-name="Standard" style:list-style-name="L3">
      <style:text-properties style:text-underline-style="solid" style:text-underline-width="auto" style:text-underline-color="font-color" fo:font-weight="bold" officeooo:rsid="000de21a" officeooo:paragraph-rsid="000de21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de21a" officeooo:paragraph-rsid="000de21a" style:font-weight-asian="bold" style:font-weight-complex="bold"/>
    </style:style>
    <style:style style:name="P13" style:family="paragraph" style:parent-style-name="Standard" style:list-style-name="L3">
      <style:text-properties style:text-underline-style="solid" style:text-underline-width="auto" style:text-underline-color="font-color" fo:font-weight="bold" officeooo:rsid="000fcb12" officeooo:paragraph-rsid="000fcb1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ff8ed" officeooo:paragraph-rsid="000ff8e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09183" officeooo:paragraph-rsid="00109183" style:font-weight-asian="bold" style:font-weight-complex="bold"/>
    </style:style>
    <style:style style:name="P16" style:family="paragraph" style:parent-style-name="Standard" style:list-style-name="L6">
      <style:text-properties style:text-underline-style="solid" style:text-underline-width="auto" style:text-underline-color="font-color" fo:font-weight="bold" officeooo:rsid="0011bc82" officeooo:paragraph-rsid="0011bc82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1bc82" officeooo:paragraph-rsid="0011bc82" style:font-weight-asian="bold" style:font-weight-complex="bold"/>
    </style:style>
    <style:style style:name="P18" style:family="paragraph" style:parent-style-name="Standard" style:list-style-name="L7">
      <style:text-properties style:text-underline-style="solid" style:text-underline-width="auto" style:text-underline-color="font-color" fo:font-weight="bold" officeooo:rsid="0011bc82" officeooo:paragraph-rsid="0011bc8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3124a" officeooo:paragraph-rsid="0013124a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44a0d" officeooo:paragraph-rsid="00144a0d" style:font-weight-asian="bold" style:font-weight-complex="bold"/>
    </style:style>
    <style:style style:name="P21" style:family="paragraph" style:parent-style-name="Standard" style:list-style-name="L3">
      <style:text-properties fo:font-style="italic" style:text-underline-style="solid" style:text-underline-width="auto" style:text-underline-color="font-color" fo:font-weight="bold" officeooo:rsid="000fcb12" officeooo:paragraph-rsid="000fcb12" style:font-style-asian="italic" style:font-weight-asian="bold" style:font-style-complex="italic" style:font-weight-complex="bold"/>
    </style:style>
    <style:style style:name="P22" style:family="paragraph" style:parent-style-name="Header">
      <style:text-properties officeooo:rsid="000b74b0" officeooo:paragraph-rsid="000b74b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ce181e"/>
    </style:style>
    <style:style style:name="T9" style:family="text">
      <style:text-properties fo:color="#ce181e" style:text-underline-style="none"/>
    </style:style>
    <style:style style:name="T10" style:family="text">
      <style:text-properties fo:color="#ce181e" style:text-underline-style="none" officeooo:rsid="000fcb12"/>
    </style:style>
    <style:style style:name="T11" style:family="text">
      <style:text-properties fo:color="#ce181e" fo:font-style="italic" style:text-underline-style="none" officeooo:rsid="000fcb12" style:font-style-asian="italic" style:font-style-complex="italic"/>
    </style:style>
    <style:style style:name="T12" style:family="text">
      <style:text-properties fo:color="#ce181e" fo:font-style="normal" style:text-underline-style="none" officeooo:rsid="000fcb12" style:font-style-asian="normal" style:font-style-complex="normal"/>
    </style:style>
    <style:style style:name="T13" style:family="text">
      <style:text-properties fo:color="#3333ff"/>
    </style:style>
    <style:style style:name="T14" style:family="text">
      <style:text-properties fo:color="#3333ff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e interno<text:span text:style-name="T1">: processo conduzido por </text:span><text:span text:style-name="T3">todos</text:span><text:span text:style-name="T5"> os integrantes da empresa, para fornecer razoável segurança de que os </text:span><text:span text:style-name="T2">objetivos</text:span><text:span text:style-name="T5"> da entidade </text:span><text:span text:style-name="T2">estão sendo alcançados</text:span><text:span text:style-name="T5">, com relação às seguintes </text:span><text:span text:style-name="T2">categorias</text:span><text:span text:style-name="T5">:</text:span></text:p>
      <text:list xml:id="list1288690327" text:style-name="L1">
        <text:list-item>
          <text:p text:style-name="P2"><text:span text:style-name="T4">eficácia e eficiência das </text:span><text:span text:style-name="T2">operações</text:span><text:span text:style-name="T4">;</text:span></text:p>
        </text:list-item>
        <text:list-item>
          <text:p text:style-name="P2"><text:span text:style-name="T4">confiabilidade dos </text:span><text:span text:style-name="T2">relatórios financeiros</text:span><text:span text:style-name="T4">;</text:span></text:p>
        </text:list-item>
        <text:list-item>
          <text:p text:style-name="P3">conformidade<text:span text:style-name="T4"> com a legislação e regulamentos aplicáveis.</text:span></text:p>
        </text:list-item>
      </text:list>
      <text:p text:style-name="P4"><text:span text:style-name="T4"/></text:p>
      <text:p text:style-name="P5"><text:span text:style-name="T4">Auditor deve obter entendimento sobre:</text:span></text:p>
      <text:list xml:id="list4057370961" text:style-name="L2">
        <text:list-item>
          <text:p text:style-name="P6"><text:span text:style-name="T4">fatores do </text:span>setor de atividade<text:span text:style-name="T4">, regulamentares e outros fatores externos relevantes, incluindo a </text:span>estrutura de relatório financeiro aplicável<text:span text:style-name="T4">;</text:span></text:p>
        </text:list-item>
        <text:list-item>
          <text:p text:style-name="P6"><text:span text:style-name="T4">a </text:span>natureza da entidade<text:span text:style-name="T4">, incluindo:</text:span></text:p>
          <text:list>
            <text:list-item>
              <text:p text:style-name="P6"><text:span text:style-name="T4">suas operações;</text:span></text:p>
            </text:list-item>
            <text:list-item>
              <text:p text:style-name="P6"><text:span text:style-name="T4">sua estrutura societária e de governança;</text:span></text:p>
            </text:list-item>
            <text:list-item>
              <text:p text:style-name="P6"><text:span text:style-name="T4">os tipos de investimentos que a entidade está fazendo e planeja fazer, incluindo investimentos em entidades de propósito específico;</text:span></text:p>
            </text:list-item>
            <text:list-item>
              <text:p text:style-name="P6"><text:span text:style-name="T4">a maneira como a entidade é estruturada e como é financiada, para possibilitar ao auditor entender as classes de transações, saldos de contas e divulgações esperadas nas demonstrações contábeis;</text:span></text:p>
            </text:list-item>
          </text:list>
        </text:list-item>
        <text:list-item>
          <text:p text:style-name="P6"><text:span text:style-name="T4">a seleção e </text:span>aplicação<text:span text:style-name="T4"> pela entidade de </text:span>políticas contábeis<text:span text:style-name="T4">, inclusive as razões para mudanças nessas políticas;</text:span></text:p>
        </text:list-item>
        <text:list-item>
          <text:p text:style-name="P6"><text:span text:style-name="T4">os </text:span>objetivos e estratégias da entidade<text:span text:style-name="T4"> e os riscos de negócio relacionados que possam resultar em risco de distorção relevante;</text:span></text:p>
        </text:list-item>
        <text:list-item>
          <text:p text:style-name="P6"><text:span text:style-name="T4">a mensuração e revisão do </text:span>desempenho<text:span text:style-name="T4"> das operações da entidade.</text:span></text:p>
        </text:list-item>
      </text:list>
      <text:p text:style-name="P5"><text:span text:style-name="T4"/></text:p>
      <text:p text:style-name="P7"><text:span text:style-name="T4">Controle:</text:span></text:p>
      <text:list xml:id="list612618766" text:style-name="L3">
        <text:list-item>
          <text:p text:style-name="P11"><text:span text:style-name="T8">contábil</text:span><text:span text:style-name="T9"> </text:span><text:span text:style-name="T4">→ </text:span><text:span text:style-name="T5">salvaguardar o patrimônio e a propriedade, relacionado à veracidade e à fidedignidade dos registros contábeis;</text:span></text:p>
          <text:list>
            <text:list-item>
              <text:p text:style-name="P13"><text:span text:style-name="T5">exemplos que caem em prova:</text:span></text:p>
              <text:list>
                <text:list-item>
                  <text:p text:style-name="P21"><text:span text:style-name="T9">inventários periódicos</text:span><text:span text:style-name="T7">;</text:span></text:p>
                </text:list-item>
                <text:list-item>
                  <text:p text:style-name="P21"><text:span text:style-name="T9">segregação de funções</text:span><text:span text:style-name="T7">;</text:span></text:p>
                </text:list-item>
                <text:list-item>
                  <text:p text:style-name="P21"><text:span text:style-name="T9">controle físico sobre ativos</text:span><text:span text:style-name="T7">;</text:span></text:p>
                </text:list-item>
                <text:list-item>
                  <text:p text:style-name="P21"><text:span text:style-name="T9">conciliação bancária</text:span><text:span text:style-name="T7">;</text:span></text:p>
                </text:list-item>
                <text:list-item>
                  <text:p text:style-name="P21"><text:span text:style-name="T9">sistemas de conferência, aprovação e autorização</text:span><text:span text:style-name="T7">;</text:span></text:p>
                </text:list-item>
              </text:list>
            </text:list-item>
          </text:list>
        </text:list-item>
        <text:list-item>
          <text:p text:style-name="P11"><text:span text:style-name="T13">administrativo</text:span><text:span text:style-name="T5"> → proporcionar eficiência e efetividade às operações e negócios da empresa, relacionado ao alcance dos objetivos da entidade;</text:span></text:p>
          <text:list>
            <text:list-item>
              <text:p text:style-name="P13"><text:span text:style-name="T5">exemplos que caem em prova:</text:span></text:p>
              <text:list>
                <text:list-item>
                  <text:p text:style-name="P21"><text:span text:style-name="T14">controle de qualidade</text:span><text:span text:style-name="T7">;</text:span></text:p>
                </text:list-item>
                <text:list-item>
                  <text:p text:style-name="P21"><text:span text:style-name="T14">análise estatística</text:span><text:span text:style-name="T7">;</text:span></text:p>
                </text:list-item>
                <text:list-item>
                  <text:p text:style-name="P21"><text:span text:style-name="T14">treinamento de pessoal</text:span><text:span text:style-name="T7">;</text:span></text:p>
                </text:list-item>
                <text:list-item>
                  <text:p text:style-name="P21"><text:span text:style-name="T14">análise de lucratividade segmentada</text:span><text:span text:style-name="T7">;</text:span></text:p>
                </text:list-item>
                <text:list-item>
                  <text:p text:style-name="P21"><text:span text:style-name="T14">desenvolvimento de estudos p/ aumento de eficiência produtiva</text:span><text:span text:style-name="T7">;</text:span></text:p>
                </text:list-item>
              </text:list>
            </text:list-item>
          </text:list>
        </text:list-item>
        <text:list-item>
          <text:p text:style-name="P11"><text:span text:style-name="T4">preventivo</text:span><text:span text:style-name="T5"> → identificar erro ou irregularidade antes que ocorra;</text:span></text:p>
        </text:list-item>
        <text:list-item>
          <text:p text:style-name="P11"><text:span text:style-name="T4">detectivo</text:span><text:span text:style-name="T5"> → identificar erro ou irregularidade depois que tenha ocorrido.</text:span></text:p>
        </text:list-item>
      </text:list>
      <text:p text:style-name="P12"><text:span text:style-name="T5"/></text:p>
      <text:p text:style-name="P12"><text:span text:style-name="T4">Principais limitações do controle interno</text:span><text:span text:style-name="T5">:</text:span></text:p>
      <text:list xml:id="list3857946515" text:style-name="L4">
        <text:list-item>
          <text:p text:style-name="P8"><text:span text:style-name="T4">conluio de funcionários;</text:span></text:p>
        </text:list-item>
        <text:list-item>
          <text:p text:style-name="P8"><text:span text:style-name="T4">eventos externos; </text:span><text:span text:style-name="T10">[ex.: </text:span><text:span text:style-name="T11">backup</text:span><text:span text:style-name="T12"> no </text:span><text:span text:style-name="T11">World Trade Center</text:span><text:span text:style-name="T10">]</text:span></text:p>
        </text:list-item>
        <text:list-item>
          <text:p text:style-name="P8"><text:span text:style-name="T4">funcionários negligentes;</text:span></text:p>
        </text:list-item>
        <text:list-item>
          <text:p text:style-name="P8"><text:span text:style-name="T4">custo x benefício.</text:span></text:p>
        </text:list-item>
      </text:list>
      <text:p text:style-name="P7"><text:span text:style-name="T4"/></text:p>
      <text:p text:style-name="P14"><text:soft-page-break/><text:span text:style-name="T4">Sistema de Controle Interno do Poder Executivo Federal (SCI-PEF)</text:span><text:span text:style-name="T5">: avaliação da ação governamental e da gestão dos administradores públicos federais, por intermédio da fiscalização COFOP (contábil, orçamentária, financeira, operacional e patrimonial).</text:span></text:p>
      <text:p text:style-name="P14"><text:span text:style-name="T5"/></text:p>
      <text:p text:style-name="P14"><text:span text:style-name="T4">Finalidades do SCI-PEF</text:span><text:span text:style-name="T5">:</text:span></text:p>
      <text:list xml:id="list2860753810" text:style-name="L5">
        <text:list-item>
          <text:p text:style-name="P9"><text:span text:style-name="T4">avaliar o cumprimento de metas previstas no PPA, a execução de programas de governo e do orçamento da União;</text:span></text:p>
        </text:list-item>
        <text:list-item>
          <text:p text:style-name="P9"><text:span text:style-name="T4">comprovar a legalidade e avaliar os resultados, quanto à eficiência e eficácia, da gestão OFP (orçamentária, financeira e patrimonial) nos órgãos e entidades da administração pública federal, bem como da aplicação de recursos públicos por entidades de direito privado;</text:span></text:p>
        </text:list-item>
        <text:list-item>
          <text:p text:style-name="P9"><text:span text:style-name="T4">exercer o controle das operações de crédito, avais e garantias, bem como dos direitos e haveres da União;</text:span></text:p>
        </text:list-item>
        <text:list-item>
          <text:p text:style-name="P9"><text:span text:style-name="T4">apoiar o controle externo no exercício de sua missão institucional.</text:span></text:p>
        </text:list-item>
      </text:list>
      <text:p text:style-name="P10"><text:span text:style-name="T4"/></text:p>
      <text:p text:style-name="P15"><text:span text:style-name="T4">Auditoria Governamental</text:span><text:span text:style-name="T5">:</text:span><text:span text:style-name="T4"> </text:span><text:span text:style-name="T5">conjunto de técnicas que visa avaliar a gestão pública, pelos processos e resultados gerenciais, e a aplicação de recursos públicos por entidades de direito público e privado, mediante a confrontação entre uma situação encontrada com um determinado critério técnico, operacional ou legal.</text:span></text:p>
      <text:list xml:id="list2409226878" text:style-name="L6">
        <text:list-item>
          <text:p text:style-name="P16"><text:span text:style-name="T5">Objetivo → garantir resultados operacionais na gerência da coisa pública;</text:span></text:p>
        </text:list-item>
      </text:list>
      <text:p text:style-name="P17"><text:span text:style-name="T5"/></text:p>
      <text:p text:style-name="P17"><text:span text:style-name="T4">Técnicas de controle</text:span><text:span text:style-name="T5">: auditoria e fiscalização.</text:span></text:p>
      <text:list xml:id="list2512687094" text:style-name="L7">
        <text:list-item>
          <text:p text:style-name="P18"><text:span text:style-name="T1">Auditoria</text:span><text:span text:style-name="T5">: avaliar a gestão pública e a aplicação dos recursos públicos mediante a confrontação entre uma situação encontrada com um determinado critério técnico, operacional ou legal;</text:span></text:p>
        </text:list-item>
        <text:list-item>
          <text:p text:style-name="P18"><text:span text:style-name="T1">Fiscalização</text:span><text:span text:style-name="T5">: comprovar se o objeto dos programas de governo existe, se corresponde às especificações estabelecidas, se atende às necessidades para as quais foi definido, se guarda coerência com as condições e características pretendidas e se os mecanismos de controle administrativo são eficientes.</text:span></text:p>
        </text:list-item>
      </text:list>
      <text:p text:style-name="P17"><text:span text:style-name="T5"/></text:p>
      <text:p text:style-name="P19"><text:span text:style-name="T5">As </text:span>unidades de auditoria interna<text:span text:style-name="T5"> das entidades da </text:span>administração indireta<text:span text:style-name="T5"> são atividades </text:span>complementares<text:span text:style-name="T5"> do SCI-PEF.</text:span></text:p>
      <text:p text:style-name="P19"><text:span text:style-name="T5"/></text:p>
      <text:p text:style-name="P20"><text:span text:style-name="T5">O objetivo do controle interno é a </text:span>prevenção<text:span text:style-name="T5">, e </text:span>não<text:span text:style-name="T5"> a puni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74b0" officeooo:paragraph-rsid="000b74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Controle intern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58S</meta:editing-duration>
    <meta:editing-cycles>9</meta:editing-cycles>
    <meta:generator>LibreOffice/5.4.4.2$Windows_X86_64 LibreOffice_project/2524958677847fb3bb44820e40380acbe820f960</meta:generator>
    <dc:date>2018-11-30T15:41:06.207000000</dc:date>
    <meta:document-statistic meta:table-count="0" meta:image-count="0" meta:object-count="0" meta:page-count="2" meta:paragraph-count="50" meta:word-count="616" meta:character-count="4149" meta:non-whitespace-character-count="3621"/>
    <meta:user-defined meta:name="Info 1"/>
    <meta:user-defined meta:name="Info 2"/>
    <meta:user-defined meta:name="Info 3"/>
    <meta:user-defined meta:name="Info 4"/>
  </office:meta>
</office:document-meta>
</file>